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  <style:style style:name="ce2" style:family="table-cell" style:parent-style-name="Default" style:data-style-name="N6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Added Lines</text:p>
          </table:table-cell>
          <table:table-cell office:value-type="string" calcext:value-type="string">
            <text:p>Removed Lines</text:p>
          </table:table-cell>
          <table:table-cell office:value-type="string" calcext:value-type="string">
            <text:p>Net Lines</text:p>
          </table:table-cell>
        </table:table-row>
        <table:table-row table:style-name="ro1">
          <table:table-cell/>
          <table:table-cell office:value-type="time" office:time-value="PT10H55M47S" calcext:value-type="time">
            <text:p>10:55:4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1H02M40S" calcext:value-type="time">
            <text:p>11:02:40</text:p>
          </table:table-cell>
          <table:table-cell table:style-name="ce2" table:formula="of:=[.B3]-[.B2]" office:value-type="time" office:time-value="PT00H06M53S" calcext:value-type="time">
            <text:p>00:06:53</text:p>
          </table:table-cell>
          <table:table-cell office:value-type="float" office:value="1717" calcext:value-type="float">
            <text:p>1717</text:p>
          </table:table-cell>
          <table:table-cell office:value-type="float" office:value="701" calcext:value-type="float">
            <text:p>701</text:p>
          </table:table-cell>
          <table:table-cell table:formula="of:=[.D3]-[.E3]"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1H09M26S" calcext:value-type="time">
            <text:p>11:09:26</text:p>
          </table:table-cell>
          <table:table-cell table:style-name="ce2" table:formula="of:=[.B4]-[.B3]" office:value-type="time" office:time-value="PT00H06M46S" calcext:value-type="time">
            <text:p>00:06:46</text:p>
          </table:table-cell>
          <table:table-cell office:value-type="float" office:value="726" calcext:value-type="float">
            <text:p>726</text:p>
          </table:table-cell>
          <table:table-cell office:value-type="float" office:value="812" calcext:value-type="float">
            <text:p>812</text:p>
          </table:table-cell>
          <table:table-cell table:formula="of:=[.D4]-[.E4]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1H20M42S" calcext:value-type="time">
            <text:p>11:20:42</text:p>
          </table:table-cell>
          <table:table-cell table:style-name="ce2" table:formula="of:=[.B5]-[.B4]" office:value-type="time" office:time-value="PT00H11M16S" calcext:value-type="time">
            <text:p>00:11:16</text:p>
          </table:table-cell>
          <table:table-cell office:value-type="float" office:value="2226" calcext:value-type="float">
            <text:p>2226</text:p>
          </table:table-cell>
          <table:table-cell office:value-type="float" office:value="642" calcext:value-type="float">
            <text:p>642</text:p>
          </table:table-cell>
          <table:table-cell table:formula="of:=[.D5]-[.E5]"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1H23M17S" calcext:value-type="time">
            <text:p>11:23:17</text:p>
          </table:table-cell>
          <table:table-cell table:style-name="ce2" table:formula="of:=[.B6]-[.B5]" office:value-type="time" office:time-value="PT00H02M35S" calcext:value-type="time">
            <text:p>00:02:35</text:p>
          </table:table-cell>
          <table:table-cell office:value-type="float" office:value="70" calcext:value-type="float">
            <text:p>70</text:p>
          </table:table-cell>
          <table:table-cell office:value-type="float" office:value="2703" calcext:value-type="float">
            <text:p>2703</text:p>
          </table:table-cell>
          <table:table-cell table:formula="of:=[.D6]-[.E6]" office:value-type="float" office:value="-2633" calcext:value-type="float">
            <text:p>-26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1H27M11S" calcext:value-type="time">
            <text:p>11:27:11</text:p>
          </table:table-cell>
          <table:table-cell table:style-name="ce2" table:formula="of:=[.B7]-[.B6]" office:value-type="time" office:time-value="PT00H03M54S" calcext:value-type="time">
            <text:p>00:03:54</text:p>
          </table:table-cell>
          <table:table-cell office:value-type="float" office:value="962" calcext:value-type="float">
            <text:p>962</text:p>
          </table:table-cell>
          <table:table-cell office:value-type="float" office:value="821" calcext:value-type="float">
            <text:p>821</text:p>
          </table:table-cell>
          <table:table-cell table:formula="of:=[.D7]-[.E7]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11H29M04S" calcext:value-type="time">
            <text:p>11:29:04</text:p>
          </table:table-cell>
          <table:table-cell table:style-name="ce2" table:formula="of:=[.B8]-[.B7]" office:value-type="time" office:time-value="PT00H01M53S" calcext:value-type="time">
            <text:p>00:01:53</text:p>
          </table:table-cell>
          <table:table-cell office:value-type="float" office:value="41" calcext:value-type="float">
            <text:p>41</text:p>
          </table:table-cell>
          <table:table-cell office:value-type="float" office:value="1054" calcext:value-type="float">
            <text:p>1054</text:p>
          </table:table-cell>
          <table:table-cell table:formula="of:=[.D8]-[.E8]" office:value-type="float" office:value="-1013" calcext:value-type="float">
            <text:p>-10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time" office:time-value="PT11H37M34S" calcext:value-type="time">
            <text:p>11:37:34</text:p>
          </table:table-cell>
          <table:table-cell table:style-name="ce2" table:formula="of:=[.B9]-[.B8]" office:value-type="time" office:time-value="PT00H08M30S" calcext:value-type="time">
            <text:p>00:08:30</text:p>
          </table:table-cell>
          <table:table-cell office:value-type="float" office:value="657" calcext:value-type="float">
            <text:p>657</text:p>
          </table:table-cell>
          <table:table-cell office:value-type="float" office:value="105" calcext:value-type="float">
            <text:p>105</text:p>
          </table:table-cell>
          <table:table-cell table:formula="of:=[.D9]-[.E9]"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time" office:time-value="PT11H47M31S" calcext:value-type="time">
            <text:p>11:47:31</text:p>
          </table:table-cell>
          <table:table-cell table:style-name="ce2" table:formula="of:=[.B10]-[.B9]" office:value-type="time" office:time-value="PT00H09M57S" calcext:value-type="time">
            <text:p>00:09:57</text:p>
          </table:table-cell>
          <table:table-cell office:value-type="float" office:value="173" calcext:value-type="float">
            <text:p>173</text:p>
          </table:table-cell>
          <table:table-cell office:value-type="float" office:value="142" calcext:value-type="float">
            <text:p>142</text:p>
          </table:table-cell>
          <table:table-cell table:formula="of:=[.D10]-[.E10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time" office:time-value="PT12H12M11S" calcext:value-type="time">
            <text:p>12:12:11</text:p>
          </table:table-cell>
          <table:table-cell table:style-name="ce2" table:formula="of:=[.B11]-[.B10]" office:value-type="time" office:time-value="PT00H24M40S" calcext:value-type="time">
            <text:p>00:24:40</text:p>
          </table:table-cell>
          <table:table-cell office:value-type="float" office:value="2586" calcext:value-type="float">
            <text:p>2586</text:p>
          </table:table-cell>
          <table:table-cell office:value-type="float" office:value="262" calcext:value-type="float">
            <text:p>262</text:p>
          </table:table-cell>
          <table:table-cell table:formula="of:=[.D11]-[.E11]" office:value-type="float" office:value="2324" calcext:value-type="float">
            <text:p>23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time" office:time-value="PT12H27M42S" calcext:value-type="time">
            <text:p>12:27:42</text:p>
          </table:table-cell>
          <table:table-cell table:style-name="ce2" table:formula="of:=[.B12]-[.B11]" office:value-type="time" office:time-value="PT00H15M31S" calcext:value-type="time">
            <text:p>00:15:31</text:p>
          </table:table-cell>
          <table:table-cell office:value-type="float" office:value="781" calcext:value-type="float">
            <text:p>781</text:p>
          </table:table-cell>
          <table:table-cell office:value-type="float" office:value="2111" calcext:value-type="float">
            <text:p>2111</text:p>
          </table:table-cell>
          <table:table-cell table:formula="of:=[.D12]-[.E12]" office:value-type="float" office:value="-1330" calcext:value-type="float">
            <text:p>-13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time" office:time-value="PT13H21M23S" calcext:value-type="time">
            <text:p>13:21:23</text:p>
          </table:table-cell>
          <table:table-cell table:style-name="ce2" table:formula="of:=[.B13]-[.B12]" office:value-type="time" office:time-value="PT00H53M41S" calcext:value-type="time">
            <text:p>00:53:41</text:p>
          </table:table-cell>
          <table:table-cell office:value-type="float" office:value="1553" calcext:value-type="float">
            <text:p>1553</text:p>
          </table:table-cell>
          <table:table-cell office:value-type="float" office:value="645" calcext:value-type="float">
            <text:p>645</text:p>
          </table:table-cell>
          <table:table-cell table:formula="of:=[.D13]-[.E13]"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time" office:time-value="PT14H35M29S" calcext:value-type="time">
            <text:p>14:35:29</text:p>
          </table:table-cell>
          <table:table-cell table:style-name="ce2" table:formula="of:=[.B14]-[.B13]" office:value-type="time" office:time-value="PT01H14M06S" calcext:value-type="time">
            <text:p>01:14:06</text:p>
          </table:table-cell>
          <table:table-cell office:value-type="float" office:value="1371" calcext:value-type="float">
            <text:p>1371</text:p>
          </table:table-cell>
          <table:table-cell office:value-type="float" office:value="1660" calcext:value-type="float">
            <text:p>1660</text:p>
          </table:table-cell>
          <table:table-cell table:formula="of:=[.D14]-[.E14]" office:value-type="float" office:value="-289" calcext:value-type="float">
            <text:p>-2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time" office:time-value="PT15H16M55S" calcext:value-type="time">
            <text:p>15:16:55</text:p>
          </table:table-cell>
          <table:table-cell table:style-name="ce2" table:formula="of:=[.B15]-[.B14]" office:value-type="time" office:time-value="PT00H41M26S" calcext:value-type="time">
            <text:p>00:41:26</text:p>
          </table:table-cell>
          <table:table-cell office:value-type="float" office:value="117" calcext:value-type="float">
            <text:p>117</text:p>
          </table:table-cell>
          <table:table-cell office:value-type="float" office:value="1634" calcext:value-type="float">
            <text:p>1634</text:p>
          </table:table-cell>
          <table:table-cell table:formula="of:=[.D15]-[.E15]" office:value-type="float" office:value="-1517" calcext:value-type="float">
            <text:p>-15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time" office:time-value="PT15H37M56S" calcext:value-type="time">
            <text:p>15:37:56</text:p>
          </table:table-cell>
          <table:table-cell table:style-name="ce2" table:formula="of:=[.B16]-[.B15]" office:value-type="time" office:time-value="PT00H21M01S" calcext:value-type="time">
            <text:p>00:21:01</text:p>
          </table:table-cell>
          <table:table-cell office:value-type="float" office:value="72" calcext:value-type="float">
            <text:p>72</text:p>
          </table:table-cell>
          <table:table-cell office:value-type="float" office:value="339" calcext:value-type="float">
            <text:p>339</text:p>
          </table:table-cell>
          <table:table-cell table:formula="of:=[.D16]-[.E16]" office:value-type="float" office:value="-267" calcext:value-type="float">
            <text:p>-2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time" office:time-value="PT16H01M56S" calcext:value-type="time">
            <text:p>16:01:56</text:p>
          </table:table-cell>
          <table:table-cell table:style-name="ce2" table:formula="of:=[.B17]-[.B16]" office:value-type="time" office:time-value="PT00H24M00S" calcext:value-type="time">
            <text:p>00:24:00</text:p>
          </table:table-cell>
          <table:table-cell office:value-type="float" office:value="146" calcext:value-type="float">
            <text:p>146</text:p>
          </table:table-cell>
          <table:table-cell office:value-type="float" office:value="73" calcext:value-type="float">
            <text:p>73</text:p>
          </table:table-cell>
          <table:table-cell table:formula="of:=[.D17]-[.E17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time" office:time-value="PT16H30M38S" calcext:value-type="time">
            <text:p>16:30:38</text:p>
          </table:table-cell>
          <table:table-cell table:style-name="ce2" table:formula="of:=[.B18]-[.B17]" office:value-type="time" office:time-value="PT00H28M42S" calcext:value-type="time">
            <text:p>00:28:42</text:p>
          </table:table-cell>
          <table:table-cell office:value-type="float" office:value="153" calcext:value-type="float">
            <text:p>153</text:p>
          </table:table-cell>
          <table:table-cell office:value-type="float" office:value="62" calcext:value-type="float">
            <text:p>62</text:p>
          </table:table-cell>
          <table:table-cell table:formula="of:=[.D18]-[.E18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time" office:time-value="PT17H31M56S" calcext:value-type="time">
            <text:p>17:31:56</text:p>
          </table:table-cell>
          <table:table-cell table:style-name="ce2" table:formula="of:=[.B19]-[.B18]" office:value-type="time" office:time-value="PT01H01M18S" calcext:value-type="time">
            <text:p>01:01:18</text:p>
          </table:table-cell>
          <table:table-cell office:value-type="float" office:value="901" calcext:value-type="float">
            <text:p>901</text:p>
          </table:table-cell>
          <table:table-cell office:value-type="float" office:value="46" calcext:value-type="float">
            <text:p>46</text:p>
          </table:table-cell>
          <table:table-cell table:formula="of:=[.D19]-[.E19]"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time" office:time-value="PT18H05M33S" calcext:value-type="time">
            <text:p>18:05:33</text:p>
          </table:table-cell>
          <table:table-cell table:style-name="ce2" table:formula="of:=[.B20]-[.B19]" office:value-type="time" office:time-value="PT00H33M37S" calcext:value-type="time">
            <text:p>00:33:37</text:p>
          </table:table-cell>
          <table:table-cell office:value-type="float" office:value="73" calcext:value-type="float">
            <text:p>73</text:p>
          </table:table-cell>
          <table:table-cell office:value-type="float" office:value="895" calcext:value-type="float">
            <text:p>895</text:p>
          </table:table-cell>
          <table:table-cell table:formula="of:=[.D20]-[.E20]" office:value-type="float" office:value="-822" calcext:value-type="float">
            <text:p>-8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time" office:time-value="PT18H39M19S" calcext:value-type="time">
            <text:p>18:39:19</text:p>
          </table:table-cell>
          <table:table-cell table:style-name="ce2" table:formula="of:=[.B21]-[.B20]" office:value-type="time" office:time-value="PT00H33M46S" calcext:value-type="time">
            <text:p>00:33:46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[.D21]-[.E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time" office:time-value="PT19H15M36S" calcext:value-type="time">
            <text:p>19:15:36</text:p>
          </table:table-cell>
          <table:table-cell table:style-name="ce2" table:formula="of:=[.B22]-[.B21]" office:value-type="time" office:time-value="PT00H36M17S" calcext:value-type="time">
            <text:p>00:36:17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formula="of:=[.D22]-[.E22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time" office:time-value="PT19H53M13S" calcext:value-type="time">
            <text:p>19:53:13</text:p>
          </table:table-cell>
          <table:table-cell table:style-name="ce2" table:formula="of:=[.B23]-[.B22]" office:value-type="time" office:time-value="PT00H37M37S" calcext:value-type="time">
            <text:p>00:37:37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formula="of:=[.D23]-[.E23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time" office:time-value="PT20H26M42S" calcext:value-type="time">
            <text:p>20:26:42</text:p>
          </table:table-cell>
          <table:table-cell table:style-name="ce2" table:formula="of:=[.B24]-[.B23]" office:value-type="time" office:time-value="PT00H33M29S" calcext:value-type="time">
            <text:p>00:33:2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D24]-[.E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time" office:time-value="PT21H03M06S" calcext:value-type="time">
            <text:p>21:03:06</text:p>
          </table:table-cell>
          <table:table-cell table:style-name="ce2" table:formula="of:=[.B25]-[.B24]" office:value-type="time" office:time-value="PT00H36M24S" calcext:value-type="time">
            <text:p>00:36:24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table:formula="of:=[.D25]-[.E25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time" office:time-value="PT21H42M44S" calcext:value-type="time">
            <text:p>21:42:44</text:p>
          </table:table-cell>
          <table:table-cell table:style-name="ce2" table:formula="of:=[.B26]-[.B25]" office:value-type="time" office:time-value="PT00H39M38S" calcext:value-type="time">
            <text:p>00:39:38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[.D26]-[.E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time" office:time-value="PT22H24M46S" calcext:value-type="time">
            <text:p>22:24:46</text:p>
          </table:table-cell>
          <table:table-cell table:style-name="ce2" table:formula="of:=[.B27]-[.B26]" office:value-type="time" office:time-value="PT00H42M02S" calcext:value-type="time">
            <text:p>00:42:02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table:formula="of:=[.D27]-[.E27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time" office:time-value="PT23H06M48S" calcext:value-type="time">
            <text:p>23:06:48</text:p>
          </table:table-cell>
          <table:table-cell table:style-name="ce2" table:formula="of:=[.B28]-[.B27]" office:value-type="time" office:time-value="PT00H42M02S" calcext:value-type="time">
            <text:p>00:42:02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table:formula="of:=[.D28]-[.E28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time" office:time-value="PT23H49M44S" calcext:value-type="time">
            <text:p>23:49:44</text:p>
          </table:table-cell>
          <table:table-cell table:style-name="ce2" table:formula="of:=[.B29]-[.B28]" office:value-type="time" office:time-value="PT00H42M56S" calcext:value-type="time">
            <text:p>00:42:5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formula="of:=[.D29]-[.E29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time" office:time-value="PT24H36M43S" calcext:value-type="time">
            <text:p>00:36:43</text:p>
          </table:table-cell>
          <table:table-cell table:style-name="ce2" table:formula="of:=[.B30]-[.B29]" office:value-type="time" office:time-value="PT00H46M59S" calcext:value-type="time">
            <text:p>00:46:59</text:p>
          </table:table-cell>
          <table:table-cell office:value-type="float" office:value="147" calcext:value-type="float">
            <text:p>147</text:p>
          </table:table-cell>
          <table:table-cell office:value-type="float" office:value="136" calcext:value-type="float">
            <text:p>136</text:p>
          </table:table-cell>
          <table:table-cell table:formula="of:=[.D30]-[.E3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time" office:time-value="PT25H44M44S" calcext:value-type="time">
            <text:p>01:44:44</text:p>
          </table:table-cell>
          <table:table-cell table:style-name="ce2" table:formula="of:=[.B31]-[.B30]" office:value-type="time" office:time-value="PT01H08M01S" calcext:value-type="time">
            <text:p>01:08:01</text:p>
          </table:table-cell>
          <table:table-cell office:value-type="float" office:value="579" calcext:value-type="float">
            <text:p>579</text:p>
          </table:table-cell>
          <table:table-cell office:value-type="float" office:value="77" calcext:value-type="float">
            <text:p>77</text:p>
          </table:table-cell>
          <table:table-cell table:formula="of:=[.D31]-[.E31]"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style-name="ce2" table:formula="of:=[.B32]-[.B31]" office:value-type="time" office:time-value="-PT25H44M44S" calcext:value-type="time">
            <text:p>-25:44:44</text:p>
          </table:table-cell>
          <table:table-cell table:number-columns-repeated="2"/>
          <table:table-cell table:formula="of:=[.D32]-[.E32]" office:value-type="float" office:value="0" calcext:value-type="float">
            <text:p>0</text:p>
          </table:table-cell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11:53:25.089212268</meta:creation-date>
    <dc:date>2025-06-16T13:48:21.979079687</dc:date>
    <meta:editing-duration>PT1H1M8S</meta:editing-duration>
    <meta:editing-cycles>2</meta:editing-cycles>
    <meta:generator>LibreOffice/24.2.7.2$Linux_X86_64 LibreOffice_project/420$Build-2</meta:generator>
    <meta:document-statistic meta:table-count="1" meta:cell-count="184" meta:object-count="0"/>
  </office:meta>
</office:document-meta>
</file>